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66F000006377270503C.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paragraph-properties fo:text-align="start" style:justify-single-word="false"/>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Heading_20_1">
      <style:paragraph-properties fo:text-align="center" style:justify-single-word="false"/>
    </style:style>
    <style:style style:name="P16" style:family="paragraph" style:parent-style-name="Heading_20_1">
      <style:text-properties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ntwicklung eines Sensornetzes zur Überwachung von Patienten bei einem Massenanfall von Verletzten (MANV)</text:h>
      <text:p text:style-name="P2"/>
      <text:h text:style-name="P16" text:outline-level="1">Einleitung</text:h>
      <text:p text:style-name="P1"/>
      <text:p text:style-name="P1">Der Begriff „Maßenanfall von Verletzten“ (MANV) versteht man ein Ereignis, bei dem innerhalt kurzer Zeit eine große Anzahl von Verletzten versorgt werden muss. Hierbei mögen einem zuerst Vorfälle wie die Terroranschläge am 11. September 2001, Die Reaktorkatastrophe von Tschernobyl oder spektakuläre Naturerignisse wie der Hurrican Katrina, die Flutkatastrophen der letzten Jahre oder die Erdbeben in Haiti in den Sinn kommen.</text:p>
      <text:p text:style-name="P1">Doch bereits Ereignisse geringeren Ausmaßes wie z.B. ein Auffahrunfall auf der Autobahn, ein Zugunglück, eine Maßenpanik bei einem Konzert oder starke Schneefälle, wie sie in den letzten Monaten aufgetreten sind, können den Rettungsdienst einer Region sehr schnell an die Grenzen seiner Leistungsfähigkeit bringen. </text:p>
      <text:p text:style-name="P1">Hierbei hat sich die Bedrohungslage in der Bundesrepublik Deutschland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p>
      <text:p text:style-name="P1">Beispielhaft seien hier folgende Ereignisse der letzten Jahre genannt:</text:p>
      <text:p text:style-name="P1"/>
      <text:p text:style-name="P1">1980 – Oktoberfestattentat: 13 Tote, 211 Schwerverletzte</text:p>
      <text:p text:style-name="P1">1988 – Flugtagunglück von Ramstein: 70 Tote, 1000 Verletzte</text:p>
      <text:p text:style-name="P1">1998 – ICE-Katastrophe von Eschede: 101 Tote, 88 Schwerverletzte</text:p>
      <text:p text:style-name="P1">2000 – Zugunglück von Brühl: 9 Tote, 149 Verletzte</text:p>
      <text:p text:style-name="P1">Außerdem meldet das Statistische Bundesamt für das Jahr 2009 die Zahl von 397.900 Verletzten im Straßenverkehr.</text:p>
      <text:p text:style-name="P1">Die Bedrohungslage der Bundesrepublik Deutschland hat sich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p>
      <text:p text:style-name="P1">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text:p>
      <text:p text:style-name="P1"><text:s/></text:p>
      <text:h text:style-name="P16" text:outline-level="1">Motivation</text:h>
      <text:p text:style-name="P1"/>
      <text:p text:style-name="P1"><text:soft-page-break/>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 Zunächst versuchen die Rettungskräfte und Ersthelfer, die Patienten außerhalb des unmittelbaren Gefahrenbereichs abzulegen. An dieser Ablagestelle werden die Patienten vom Rettungsdienst übernommen, welcher auch bereits lebensrettende Sofortmaßnahmen einleitet und eine Erstversorgung durchführt. Außerdem erfolgt eine erste Registrierung der Patienten (Fundort, Name usw.). Nach einer evtl. notwendigen Dekontamination kommt es nun zur Triage, also der Einteilung der Patienten in verschiedene Schweregrade, um zu entscheiden, in welcher Reihenfolge diese Patienten versorgt werden. </text:p>
      <text:p text:style-name="Text_20_body"><text:span text:style-name="T2">Ziel ist es, dass möglichst viele Patienten den Vorfall mit einem möglichst geringen Schaden überstehen. Um eine Zuteilung der vorhandenen Ressourcen (Material und Helfer) gemäß dieses Ziel zu gewährleisten erfolgt eine Einordnung der Patienten in folgende 4 Kategorien: „T3:spätere Behandlung“ (leicht verletzt), „T2:aufgeschobene Behandlung“ (nicht Lebensbedrohlich verletzt), „T1:Sofortbehandlung“ (akute, vitale Bedrohung) und „T4:Keine Behandlung“ (Tot/Ohne Überlebenschance</text:span><text:span text:style-name="T2"><text:note text:id="ftn1" text:note-class="footnote"><text:note-citation>1</text:note-citation><text:note-body><text:p text:style-name="Footnote">Die <text:span text:style-name="T5">Arbeitsgemeinschaft der Notärzte in Deutschland</text:span><text:span text:style-name="T6"> hält die Einteilung in die Kategorie „Sterbende ohne Chancen“ für äußerst fragwürdig, die im modernen Rettungswesen nicht vorgenommen werden sollte.</text:span></text:p></text:note-body></text:note></text:span><text:span text:style-name="T2">). <text:s/>Für die Einteilung stehen hierbei typischerweise weniger als 60 Sekunden pro Patient zur Verfügung. </text:span></text:p>
      <text:p text:style-name="P1">Obwohl diese Vorgehensweise eine schnelle Versorgung von Schwerverletzten gewährleistet, stellen sich eine Reihe von Problemen:</text:p>
      <text:list xml:id="list699913386" text:style-name="L1">
        <text:list-item>
          <text:p text:style-name="P11">Patienten können in die falsche Gruppe zugeordnet werden.</text:p>
        </text:list-item>
        <text:list-item>
          <text:p text:style-name="P11">Möglicherweise verschlechtert sich der Zustand eines Patienten nach seiner Einteilung in die Gruppe T2 rapide, so daß dieser sofortiger Versorgung bedarf.</text:p>
        </text:list-item>
        <text:list-item>
          <text:p text:style-name="P11">Es besteht ein Konflikt zwischen sorgfältiger Untersuchung und zu wenig zur Verfügung stehender Zeit.</text:p>
        </text:list-item>
      </text:list>
      <text:p text:style-name="P1">Hierbei ist zu bemerken, dass die Sichtung immer noch ohne besondere technische Hilfsmittel stattfindet. Die Patienten werden mit Hilfe von einfachen Papierkarten markiert, die Überprüfung von Atmung, Puls und Blutdruck erfolgt durch einfaches Anfassen und Beobachten.</text:p>
      <text:p text:style-name="P1">Insbesondere der zweite Punkt obiger Aufzählung könnte mit technischen Mitteln entschieden verbessert werden. Für die Überwachung fehlende Helfer könnten durch ein automatisches System ersetzt werden, welches die Patienten überwacht, und im Falle einer Zustandsänderung eine Alarmierung durchführt. 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p>
      <text:p text:style-name="P1"/>
      <text:h text:style-name="P16" text:outline-level="1">Existierende Lösungen</text:h>
      <text:p text:style-name="P1"/>
      <text:p text:style-name="P1">Bestehende Monitoring-Lösungen für den Feldeinsatz setzten zur Zeit entweder auf die Ableitung des elektrischen EKG-Signals oder auf die Pulsoximetrie (Überwachung der Sauerstoffsättigung im Blut durch Durchleuchtung der Haut). </text:p>
      <text:p text:style-name="P1"><text:soft-page-break/>Bei dem EKG-Verfahren werden über mehrere Elektroden die elektrische Aktivität der Herzmuskelfasern abgeleitet. Entsprechende Geräte sind jedoch relativ aufwendig und störanfällig (das abgeleitete Signal befindet sich im einstelligen mV Bereich), d.h. Für den Einsatz in einem MANV-Szenario zu teuer. Außerdem ist selbst bei bestehendem EKG-Signal nicht gewährleistet, dass auch tatsächlich eine mechanische Aktivität des Herzens stattfindet (Stichwort: Pulslose Elektrische Aktivität).</text:p>
      <text:p text:style-name="P1">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mehr zuverlässig.</text:p>
      <text:p text:style-name="P1">Ein neuer Ansatz stellt der von Dr. Marc Jäger entwickelte Erste-Hilfe-Sensor dar. Dieser Sensor wird am Hals des Patienten angebracht und mißt kapazitiv Atmung und Puls. Dieses Verfahren hat den Vorteil, dass es zum einen innerhalb kürzester Zeit eine Ausssage über den Zustand des Patienten machen kann, und zum anderen sehr kostengünstig zu realisieren ist (Angestrebt ist ein Stückpreis im einstelligen Euro-Bereich).</text:p>
      <text:h text:style-name="P16" text:outline-level="1">Ziele</text:h>
      <text:p text:style-name="P1"/>
      <text:p text:style-name="P1">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Grafische Oberfläche verfügen, über die der Zustand er einzelnen Sensoren abgebildet wird. Außerdem sollen Befehle an die Sensoren geschickt werden können. </text:p>
      <text:p text:style-name="P1">Im Hintergrund soll eine Aufzeichnung der Vitaldaten der Patienten in eine Datenbank erfolgen, so dass diese später ausgewertet werden können. Im Falle des Eintritts eines kritischen Zustandes soll eine Alamierung sowohl am Sensor als auch an der Bedienoberfläche erfolgen. Behandelndes medizinisches Personal soll mit Hilfe von Hand-held Geräten (Mobiltelefon, PDA etc.) direkt am Patienten Funktionen der Graphischen Oberfläche aufrufen können.</text:p>
      <text:h text:style-name="P16" text:outline-level="1">Anforderungen</text:h>
      <text:p text:style-name="P1">An die zu entwickelnde Lösung werden folgende Anforderungen gestellt:</text:p>
      <text:p text:style-name="P1"/>
      <text:p text:style-name="P8">Power Management</text:p>
      <text:p text:style-name="P9">Die Energieversorgung erfolgt kabellos über Batterien. Hierbei ist auf einen möglich geringen Energiebedarf zu achten, um mit einer möglichst kleinen Stromquelle eine möglichst lange Laufzeit zu gewährleisten (Idealfall: Mehrere Tage Lautzeit mit einer einzelnen Knopfzelle).</text:p>
      <text:p text:style-name="P4"/>
      <text:p text:style-name="P4">Störsicherheit<text:span text:style-name="T2"><text:line-break/>Das Netzwerk soll selbst bei massiven Störungen (z.B. Wlan, Mobilfunkstrahlung, Bahnstrom) noch zuverlässig funktionieren.</text:span></text:p>
      <text:p text:style-name="P1"/>
      <text:p text:style-name="P6"><text:soft-page-break/>Zuverlässigkeit<text:line-break/><text:span text:style-name="T2">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Summern und LEDs). Sobald das Netzwerk wieder verfügbar ist, sollen die Sensoren selbstständig die Verbindung wieder Aufnehmen. Der Verlust von Sensoren darf nicht unerkannt bleiben (→ Regelmäßige Statusanfrage, „An-Pingen“).</text:span></text:p>
      <text:p text:style-name="P14"/>
      <text:p text:style-name="Text_20_body"><text:span text:style-name="T7">Kabellos<text:line-break/></text:span>Die Vernetzung der Sensoren soll kabellos erfolgen.</text:p>
      <text:p text:style-name="Text_20_body"/>
      <text:p text:style-name="P4">Reichweite<text:line-break/><text:span text:style-name="T2">Die Reichweite des Netzwerkes soll für den Einsatz in einem MANV-Szenario ausreichend sein.</text:span><text:line-break/></text:p>
      <text:p text:style-name="P4">Skalierbarkeit<text:line-break/><text:span text:style-name="T2">Das Netzwerk soll einfach sowohl um weitere Knoten als auch auf eine größere Fläche erweitert werden können.</text:span></text:p>
      <text:p text:style-name="P1"/>
      <text:p text:style-name="P7"><text:span text:style-name="T8">Platformunabhängigkeit<text:line-break/></text:span><text:span text:style-name="T2">Graphische Oberfläche und Serverkomponente sollten sowohl auf dem Betriebssystem Linux als auch unter gängigen Windows-Betriebssystemen lauffähig sein.<text:line-break/>Die Mobile Oberfläche sollte auf gängigen Mobiltelefonen und PDAs lauffähig sein.</text:span></text:p>
      <text:p text:style-name="P3"/>
      <text:p text:style-name="P5">Kostengünstigkeit<text:line-break/><text:span text:style-name="T2">Der Preis für einen einzelnen Sensor sollte möglichst gering sein. Angestrebt ist ein Stückpreis unter 20 Euro.</text:span></text:p>
      <text:p text:style-name="P3"/>
      <text:p text:style-name="P4">Mindestens MANV-Stufe 2, besser 3<text:line-break/><text:span text:style-name="T2">Das Gesamtsystem sollte für die Versorgung von 1000 – mindestens aber 500 Patienten ausreichend Leistungsfähig und skalierbar sein.</text:span></text:p>
      <text:p text:style-name="P1"/>
      <text:h text:style-name="P16" text:outline-level="1"/>
      <text:h text:style-name="P16" text:outline-level="1"/>
      <text:h text:style-name="P16" text:outline-level="1"/>
      <text:h text:style-name="P16" text:outline-level="1">Überblick über das Gesamtsystem</text:h>
      <text:p text:style-name="Text_20_body"><text:span text:style-name="T2"/></text:p>
      <text:p text:style-name="Text_20_body"><text:soft-page-break/><text:span text:style-name="T2"/></text:p>
      <text:p text:style-name="Text_20_body"><draw:frame draw:style-name="fr1" draw:name="graphics1" text:anchor-type="paragraph" svg:width="11.187cm" svg:height="13.326cm" draw:z-index="0"><draw:image xlink:href="Pictures/200000020000066F000006377270503C.eps" xlink:type="simple" xlink:show="embed" xlink:actuate="onLoad"/></draw:frame><text:span text:style-name="T2"/></text:p>
      <text:h text:style-name="P16" text:outline-level="1"/>
      <text:h text:style-name="P16" text:outline-level="1"/>
      <text:h text:style-name="P16" text:outline-level="1"/>
      <text:h text:style-name="P16" text:outline-level="1"/>
      <text:h text:style-name="P16" text:outline-level="1">Komponenten</text:h>
      <text:list xml:id="list1134807858" text:style-name="L2">
        <text:list-item>
          <text:p text:style-name="P13">MANVGUI</text:p>
        </text:list-item>
        <text:list-item>
          <text:p text:style-name="P13">MANVServer</text:p>
        </text:list-item>
        <text:list-item>
          <text:p text:style-name="P13">MANVConnector</text:p>
        </text:list-item>
        <text:list-item>
          <text:p text:style-name="P13">MANVMobileGui</text:p>
        </text:list-item>
        <text:list-item>
          <text:p text:style-name="P13">MANV-USB-Connector</text:p>
        </text:list-item>
        <text:list-item>
          <text:p text:style-name="P13">Erste-Hilfe-Sensor</text:p>
        </text:list-item>
        <text:list-item>
          <text:p text:style-name="P13">MANVFirmware</text:p>
        </text:list-item>
      </text:list>
      <text:h text:style-name="P16" text:outline-level="1">Eingesetzte Technologien</text:h>
      <text:p text:style-name="P1">Java</text:p>
      <text:p text:style-name="P1">MobileJava</text:p>
      <text:p text:style-name="P1">Swing</text:p>
      <text:p text:style-name="P1">Corba</text:p>
      <text:p text:style-name="P1"><text:soft-page-break/>PostgreSQL</text:p>
      <text:p text:style-name="P1">Linux/Windows</text:p>
      <text:p text:style-name="P1">Eclipse</text:p>
      <text:p text:style-name="P1">Crossworks</text:p>
      <text:p text:style-name="P1">ADUC702X-Mikrocontroller</text:p>
      <text:p text:style-name="P1">Atmel-ZigBit</text:p>
      <text:p text:style-name="P1"/>
      <text:h text:style-name="P16" text:outline-level="1">Vorgehensweise</text:h>
      <text:p text:style-name="P1">Komponentenbasierte Softwareentwicklung</text:p>
      <text:p text:style-name="P1">Design-By-Contract</text:p>
      <text:p text:style-name="P1">Test-early</text:p>
      <text:p text:style-name="P1">Agile Entwicklung</text:p>
      <text:p text:style-name="P1"/>
      <text:h text:style-name="P16" text:outline-level="1">Stand bei Beginn der Arbeit</text:h>
      <text:p text:style-name="P1">Proof of concept funktioniert, Arbeit ist realisierbar</text:p>
      <text:p text:style-name="P1">ZigBee Ansteuerung per serieller Schnittstelle geht</text:p>
      <text:p text:style-name="P1">Verbindung zu Mikrocontroller kann hergestellt werden</text:p>
      <text:p text:style-name="P1">MANVFirmware fehlt</text:p>
      <text:p text:style-name="P1">GUI zeigt nur Protokoll an</text:p>
      <text:p text:style-name="P1">Powermanagement noch unklar</text:p>
      <text:p text:style-name="P1">Reichweite unklar</text:p>
      <text:p text:style-name="P1">Störanfälligkeit unklar</text:p>
      <text:p text:style-name="P1">HW-Integration von Erste-Hilfe-Sensor mit ZigBit-Modul fehlt</text:p>
      <text:p text:style-name="P1"/>
      <text:h text:style-name="P16" text:outline-level="1">Aufteilung zwischen Diplomarbeit Marcel und Studienarbeit Jan</text:h>
      <text:p text:style-name="P1">Jan → Gui, Server</text:p>
      <text:p text:style-name="P1">Marcel → Gesamtkonzept, Firmware, Netzwerk, Rechnerschnittstelle</text:p>
      <text:h text:style-name="P16" text:outline-level="1">Herausforderungen</text:h>
      <text:p text:style-name="P3">Powermanagement</text:p>
      <text:p text:style-name="P3">Integration von ZigBit Modul in Erste-Hilfe-Sensor</text:p>
      <text:p text:style-name="P3">Firmware (Keine Threads, Keine Prozesse)</text:p>
      <text:p text:style-name="P3"><text:soft-page-break/>Anbindung an Java (JNI?)</text:p>
      <text:p text:style-name="P3">Ingeneurhaftes Vorgehen</text:p>
      <text:p text:style-name="P3">Anzahl der Netzwerkteilnehmer (Planungsgröße: 1000 Verletzte)</text:p>
      <text:p text:style-name="P3">Usability</text:p>
      <text:p text:style-name="P3">Echte Vorteil gegenüber Verletztenanhängekarten</text:p>
      <text:p text:style-name="P3">Enummerierung der Sensoren</text:p>
      <text:p text:style-name="P3">Ausfallsicherheit</text:p>
      <text:p text:style-name="P3"/>
      <text:h text:style-name="P16" text:outline-level="1">Zukunftsausblick/Nicht umgesetzte Funktionalität</text:h>
      <text:p text:style-name="P1">Verschlüßelung (Erfordert Neu-Entwicklung der ZigBit-Firmware)</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el Noe</meta:initial-creator>
    <meta:creation-date>2010-03-21T17:55:26</meta:creation-date>
    <dc:date>2010-03-22T14:44:02</dc:date>
    <dc:creator>Marcel Noe</dc:creator>
    <meta:editing-duration>PT05H00M02S</meta:editing-duration>
    <meta:editing-cycles>57</meta:editing-cycles>
    <meta:generator>OpenOffice.org/3.1$Unix OpenOffice.org_project/310m19$Build-9420</meta:generator>
    <meta:document-statistic meta:table-count="0" meta:image-count="1" meta:object-count="0" meta:page-count="7" meta:paragraph-count="95" meta:word-count="1415" meta:character-count="11100"/>
  </office:meta>
</office:document-meta>
</file>